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860" calcext:value-type="float">
            <text:p>1860</text:p>
          </table:table-cell>
          <table:table-cell office:value-type="float" office:value="0.019509333338698" calcext:value-type="float">
            <text:p>0.0195093333</text:p>
          </table:table-cell>
          <table:table-cell office:value-type="float" office:value="36.28736" calcext:value-type="float">
            <text:p>36.28736</text:p>
          </table:table-cell>
          <table:table-cell office:value-type="float" office:value="0.0132851338697514" calcext:value-type="float">
            <text:p>0.0132851339</text:p>
          </table:table-cell>
          <table:table-cell office:value-type="float" office:value="2.44121198396271" calcext:value-type="float">
            <text:p>2.441211984</text:p>
          </table:table-cell>
          <table:table-cell office:value-type="string" calcext:value-type="string">
            <text:p>[0,100]</text:p>
          </table:table-cell>
          <table:table-cell office:value-type="float" office:value="0.6015489886" calcext:value-type="float">
            <text:p>0.6015489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260" calcext:value-type="float">
            <text:p>11260</text:p>
          </table:table-cell>
          <table:table-cell office:value-type="float" office:value="0.0848370117320976" calcext:value-type="float">
            <text:p>0.0848370117</text:p>
          </table:table-cell>
          <table:table-cell office:value-type="float" office:value="955.264752" calcext:value-type="float">
            <text:p>955.264752</text:p>
          </table:table-cell>
          <table:table-cell office:value-type="float" office:value="0.0289857466249122" calcext:value-type="float">
            <text:p>0.0289857466</text:p>
          </table:table-cell>
          <table:table-cell office:value-type="float" office:value="4.88242396690047" calcext:value-type="float">
            <text:p>4.8824239669</text:p>
          </table:table-cell>
          <table:table-cell office:value-type="string" calcext:value-type="string">
            <text:p>[0,100]</text:p>
          </table:table-cell>
          <table:table-cell office:value-type="float" office:value="0.5994671403" calcext:value-type="float">
            <text:p>0.5994671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541" calcext:value-type="float">
            <text:p>19541</text:p>
          </table:table-cell>
          <table:table-cell office:value-type="float" office:value="0.0988844951566976" calcext:value-type="float">
            <text:p>0.0988844952</text:p>
          </table:table-cell>
          <table:table-cell office:value-type="float" office:value="1932.30192" calcext:value-type="float">
            <text:p>1932.30192</text:p>
          </table:table-cell>
          <table:table-cell office:value-type="float" office:value="0.018952218947058" calcext:value-type="float">
            <text:p>0.0189522189</text:p>
          </table:table-cell>
          <table:table-cell office:value-type="float" office:value="8.69071465925083" calcext:value-type="float">
            <text:p>8.6907146593</text:p>
          </table:table-cell>
          <table:table-cell office:value-type="string" calcext:value-type="string">
            <text:p>[0,100]</text:p>
          </table:table-cell>
          <table:table-cell office:value-type="float" office:value="0.6003612382" calcext:value-type="float">
            <text:p>0.6003612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846" calcext:value-type="float">
            <text:p>13846</text:p>
          </table:table-cell>
          <table:table-cell office:value-type="float" office:value="0.167369747800054" calcext:value-type="float">
            <text:p>0.1673697478</text:p>
          </table:table-cell>
          <table:table-cell office:value-type="float" office:value="2317.401528" calcext:value-type="float">
            <text:p>2317.401528</text:p>
          </table:table-cell>
          <table:table-cell office:value-type="float" office:value="0.0171870613000281" calcext:value-type="float">
            <text:p>0.0171870613</text:p>
          </table:table-cell>
          <table:table-cell office:value-type="float" office:value="16.2584718085837" calcext:value-type="float">
            <text:p>16.2584718086</text:p>
          </table:table-cell>
          <table:table-cell office:value-type="string" calcext:value-type="string">
            <text:p>[0,100]</text:p>
          </table:table-cell>
          <table:table-cell office:value-type="float" office:value="0.5989569567" calcext:value-type="float">
            <text:p>0.5989569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901" calcext:value-type="float">
            <text:p>10901</text:p>
          </table:table-cell>
          <table:table-cell office:value-type="float" office:value="0.597396600682765" calcext:value-type="float">
            <text:p>0.5973966007</text:p>
          </table:table-cell>
          <table:table-cell office:value-type="float" office:value="6512.220344" calcext:value-type="float">
            <text:p>6512.220344</text:p>
          </table:table-cell>
          <table:table-cell office:value-type="float" office:value="0.0364179893492486" calcext:value-type="float">
            <text:p>0.0364179893</text:p>
          </table:table-cell>
          <table:table-cell office:value-type="float" office:value="27.3415742098267" calcext:value-type="float">
            <text:p>27.3415742098</text:p>
          </table:table-cell>
          <table:table-cell office:value-type="string" calcext:value-type="string">
            <text:p>[0,100]</text:p>
          </table:table-cell>
          <table:table-cell office:value-type="float" office:value="0.5999613404" calcext:value-type="float">
            <text:p>0.5999613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97" calcext:value-type="float">
            <text:p>4597</text:p>
          </table:table-cell>
          <table:table-cell office:value-type="float" office:value="0.80377646984981" calcext:value-type="float">
            <text:p>0.8037764698</text:p>
          </table:table-cell>
          <table:table-cell office:value-type="float" office:value="3694.960432" calcext:value-type="float">
            <text:p>3694.960432</text:p>
          </table:table-cell>
          <table:table-cell office:value-type="float" office:value="0.0274063950459907" calcext:value-type="float">
            <text:p>0.027406395</text:p>
          </table:table-cell>
          <table:table-cell office:value-type="float" office:value="48.8242396647307" calcext:value-type="float">
            <text:p>48.8242396647</text:p>
          </table:table-cell>
          <table:table-cell office:value-type="string" calcext:value-type="string">
            <text:p>[0,100]</text:p>
          </table:table-cell>
          <table:table-cell office:value-type="float" office:value="0.6006865199" calcext:value-type="float">
            <text:p>0.6006865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69" calcext:value-type="float">
            <text:p>6969</text:p>
          </table:table-cell>
          <table:table-cell office:value-type="float" office:value="1.19473880788295" calcext:value-type="float">
            <text:p>1.1947388079</text:p>
          </table:table-cell>
          <table:table-cell office:value-type="float" office:value="8326.134752" calcext:value-type="float">
            <text:p>8326.134752</text:p>
          </table:table-cell>
          <table:table-cell office:value-type="float" office:value="0.0229470494113888" calcext:value-type="float">
            <text:p>0.0229470494</text:p>
          </table:table-cell>
          <table:table-cell office:value-type="float" office:value="86.8094981237472" calcext:value-type="float">
            <text:p>86.8094981237</text:p>
          </table:table-cell>
          <table:table-cell office:value-type="string" calcext:value-type="string">
            <text:p>[0,100]</text:p>
          </table:table-cell>
          <table:table-cell office:value-type="float" office:value="0.5997619013" calcext:value-type="float">
            <text:p>0.5997619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87" calcext:value-type="float">
            <text:p>5387</text:p>
          </table:table-cell>
          <table:table-cell office:value-type="float" office:value="2.28522125114627" calcext:value-type="float">
            <text:p>2.2852212511</text:p>
          </table:table-cell>
          <table:table-cell office:value-type="float" office:value="12310.48688" calcext:value-type="float">
            <text:p>12310.48688</text:p>
          </table:table-cell>
          <table:table-cell office:value-type="float" office:value="0.0260128495351776" calcext:value-type="float">
            <text:p>0.0260128495</text:p>
          </table:table-cell>
          <table:table-cell office:value-type="float" office:value="146.472718981688" calcext:value-type="float">
            <text:p>146.4727189817</text:p>
          </table:table-cell>
          <table:table-cell office:value-type="string" calcext:value-type="string">
            <text:p>[0,100]</text:p>
          </table:table-cell>
          <table:table-cell office:value-type="float" office:value="0.5997684019" calcext:value-type="float">
            <text:p>0.5997684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4.38656653657762" calcext:value-type="float">
            <text:p>4.3865665366</text:p>
          </table:table-cell>
          <table:table-cell office:value-type="float" office:value="1079.095368" calcext:value-type="float">
            <text:p>1079.095368</text:p>
          </table:table-cell>
          <table:table-cell office:value-type="float" office:value="0.026663170773557" calcext:value-type="float">
            <text:p>0.0266631708</text:p>
          </table:table-cell>
          <table:table-cell office:value-type="float" office:value="274.538699624619" calcext:value-type="float">
            <text:p>274.5386996246</text:p>
          </table:table-cell>
          <table:table-cell office:value-type="string" calcext:value-type="string">
            <text:p>[0,100]</text:p>
          </table:table-cell>
          <table:table-cell office:value-type="float" office:value="0.5992518103" calcext:value-type="float">
            <text:p>0.5992518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.95182012119838" calcext:value-type="float">
            <text:p>1.9518201212</text:p>
          </table:table-cell>
          <table:table-cell office:value-type="float" office:value="64.410064" calcext:value-type="float">
            <text:p>64.410064</text:p>
          </table:table-cell>
          <table:table-cell office:value-type="float" office:value="0.00668901845190281" calcext:value-type="float">
            <text:p>0.0066890185</text:p>
          </table:table-cell>
          <table:table-cell office:value-type="float" office:value="488.242396652902" calcext:value-type="float">
            <text:p>488.2423966529</text:p>
          </table:table-cell>
          <table:table-cell office:value-type="string" calcext:value-type="string">
            <text:p>[0,100]</text:p>
          </table:table-cell>
          <table:table-cell office:value-type="float" office:value="0.5976430976" calcext:value-type="float">
            <text:p>0.5976430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62.8736" calcext:value-type="float">
            <text:p>362.8736</text:p>
          </table:table-cell>
          <table:table-cell office:value-type="float" office:value="0.41286108333689" calcext:value-type="float">
            <text:p>0.4128610833</text:p>
          </table:table-cell>
          <table:table-cell office:value-type="float" office:value="1464.72718986486" calcext:value-type="float">
            <text:p>1464.7271898649</text:p>
          </table:table-cell>
          <table:table-cell office:value-type="string" calcext:value-type="string">
            <text:p>[0,100]</text:p>
          </table:table-cell>
          <table:table-cell office:value-type="float" office:value="0.600060006" calcext:value-type="float">
            <text:p>0.600060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otal Mass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3:.E13])" office:value-type="float" office:value="37591.437" calcext:value-type="float">
            <text:p>37591.43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Ratio =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ruct Mass Lynx</text:p>
          </table:table-cell>
          <table:table-cell/>
          <table:table-cell table:formula="of:=[.E20]/[.E17]" office:value-type="float" office:value="0.0678345975441162" calcext:value-type="float">
            <text:p>0.067834597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5000 - 2450" office:value-type="float" office:value="2550" calcext:value-type="float">
            <text:p>255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f:=ROUND([.E23]/[.D23])" office:value-type="float" office:value="126" calcext:value-type="float">
            <text:p>126</text:p>
          </table:table-cell>
          <table:table-cell office:value-type="float" office:value="0.019509333338698" calcext:value-type="float">
            <text:p>0.0195093333</text:p>
          </table:table-cell>
          <table:table-cell table:formula="of:=[.E3]*([.$G$19])" office:value-type="float" office:value="2.46153846153846" calcext:value-type="float">
            <text:p>2.4615384615</text:p>
          </table:table-cell>
          <table:table-cell office:value-type="float" office:value="0.0132851338697514" calcext:value-type="float">
            <text:p>0.0132851339</text:p>
          </table:table-cell>
          <table:table-cell office:value-type="float" office:value="2.44121198396271" calcext:value-type="float">
            <text:p>2.441211984</text:p>
          </table:table-cell>
          <table:table-cell office:value-type="string" calcext:value-type="string">
            <text:p>[0,100]</text:p>
          </table:table-cell>
          <table:table-cell office:value-type="float" office:value="0.6015489886" calcext:value-type="float">
            <text:p>0.6015489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24]/[.D24])" office:value-type="float" office:value="764" calcext:value-type="float">
            <text:p>764</text:p>
          </table:table-cell>
          <table:table-cell office:value-type="float" office:value="0.0848370117320976" calcext:value-type="float">
            <text:p>0.0848370117</text:p>
          </table:table-cell>
          <table:table-cell table:formula="of:=[.E4]*([.$G$19])" office:value-type="float" office:value="64.8" calcext:value-type="float">
            <text:p>64.8</text:p>
          </table:table-cell>
          <table:table-cell office:value-type="float" office:value="0.0289857466249122" calcext:value-type="float">
            <text:p>0.0289857466</text:p>
          </table:table-cell>
          <table:table-cell office:value-type="float" office:value="4.88242396690047" calcext:value-type="float">
            <text:p>4.8824239669</text:p>
          </table:table-cell>
          <table:table-cell office:value-type="string" calcext:value-type="string">
            <text:p>[0,100]</text:p>
          </table:table-cell>
          <table:table-cell office:value-type="float" office:value="0.5994671403" calcext:value-type="float">
            <text:p>0.5994671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25]/[.D25])" office:value-type="float" office:value="1326" calcext:value-type="float">
            <text:p>1326</text:p>
          </table:table-cell>
          <table:table-cell office:value-type="float" office:value="0.0988844951566976" calcext:value-type="float">
            <text:p>0.0988844952</text:p>
          </table:table-cell>
          <table:table-cell table:formula="of:=[.E5]*([.$G$19])" office:value-type="float" office:value="131.076923076923" calcext:value-type="float">
            <text:p>131.0769230769</text:p>
          </table:table-cell>
          <table:table-cell office:value-type="float" office:value="0.018952218947058" calcext:value-type="float">
            <text:p>0.0189522189</text:p>
          </table:table-cell>
          <table:table-cell office:value-type="float" office:value="8.69071465925083" calcext:value-type="float">
            <text:p>8.6907146593</text:p>
          </table:table-cell>
          <table:table-cell office:value-type="string" calcext:value-type="string">
            <text:p>[0,100]</text:p>
          </table:table-cell>
          <table:table-cell office:value-type="float" office:value="0.6003612382" calcext:value-type="float">
            <text:p>0.6003612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26]/[.D26])" office:value-type="float" office:value="939" calcext:value-type="float">
            <text:p>939</text:p>
          </table:table-cell>
          <table:table-cell office:value-type="float" office:value="0.167369747800054" calcext:value-type="float">
            <text:p>0.1673697478</text:p>
          </table:table-cell>
          <table:table-cell table:formula="of:=[.E6]*([.$G$19])" office:value-type="float" office:value="157.2" calcext:value-type="float">
            <text:p>157.2</text:p>
          </table:table-cell>
          <table:table-cell office:value-type="float" office:value="0.0171870613000281" calcext:value-type="float">
            <text:p>0.0171870613</text:p>
          </table:table-cell>
          <table:table-cell office:value-type="float" office:value="16.2584718085837" calcext:value-type="float">
            <text:p>16.2584718086</text:p>
          </table:table-cell>
          <table:table-cell office:value-type="string" calcext:value-type="string">
            <text:p>[0,100]</text:p>
          </table:table-cell>
          <table:table-cell office:value-type="float" office:value="0.5989569567" calcext:value-type="float">
            <text:p>0.5989569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27]/[.D27])" office:value-type="float" office:value="739" calcext:value-type="float">
            <text:p>739</text:p>
          </table:table-cell>
          <table:table-cell office:value-type="float" office:value="0.597396600682765" calcext:value-type="float">
            <text:p>0.5973966007</text:p>
          </table:table-cell>
          <table:table-cell table:formula="of:=[.E7]*([.$G$19])" office:value-type="float" office:value="441.753846153846" calcext:value-type="float">
            <text:p>441.7538461538</text:p>
          </table:table-cell>
          <table:table-cell office:value-type="float" office:value="0.0364179893492486" calcext:value-type="float">
            <text:p>0.0364179893</text:p>
          </table:table-cell>
          <table:table-cell office:value-type="float" office:value="27.3415742098267" calcext:value-type="float">
            <text:p>27.3415742098</text:p>
          </table:table-cell>
          <table:table-cell office:value-type="string" calcext:value-type="string">
            <text:p>[0,100]</text:p>
          </table:table-cell>
          <table:table-cell office:value-type="float" office:value="0.5999613404" calcext:value-type="float">
            <text:p>0.5999613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28]/[.D28])" office:value-type="float" office:value="312" calcext:value-type="float">
            <text:p>312</text:p>
          </table:table-cell>
          <table:table-cell office:value-type="float" office:value="0.80377646984981" calcext:value-type="float">
            <text:p>0.8037764698</text:p>
          </table:table-cell>
          <table:table-cell table:formula="of:=[.E8]*([.$G$19])" office:value-type="float" office:value="250.646153846154" calcext:value-type="float">
            <text:p>250.6461538462</text:p>
          </table:table-cell>
          <table:table-cell office:value-type="float" office:value="0.0274063950459907" calcext:value-type="float">
            <text:p>0.027406395</text:p>
          </table:table-cell>
          <table:table-cell office:value-type="float" office:value="48.8242396647307" calcext:value-type="float">
            <text:p>48.8242396647</text:p>
          </table:table-cell>
          <table:table-cell office:value-type="string" calcext:value-type="string">
            <text:p>[0,100]</text:p>
          </table:table-cell>
          <table:table-cell office:value-type="float" office:value="0.6006865199" calcext:value-type="float">
            <text:p>0.6006865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29]/[.D29])" office:value-type="float" office:value="473" calcext:value-type="float">
            <text:p>473</text:p>
          </table:table-cell>
          <table:table-cell office:value-type="float" office:value="1.19473880788295" calcext:value-type="float">
            <text:p>1.1947388079</text:p>
          </table:table-cell>
          <table:table-cell table:formula="of:=[.E9]*([.$G$19])" office:value-type="float" office:value="564.8" calcext:value-type="float">
            <text:p>564.8</text:p>
          </table:table-cell>
          <table:table-cell office:value-type="float" office:value="0.0229470494113888" calcext:value-type="float">
            <text:p>0.0229470494</text:p>
          </table:table-cell>
          <table:table-cell office:value-type="float" office:value="86.8094981237472" calcext:value-type="float">
            <text:p>86.8094981237</text:p>
          </table:table-cell>
          <table:table-cell office:value-type="string" calcext:value-type="string">
            <text:p>[0,100]</text:p>
          </table:table-cell>
          <table:table-cell office:value-type="float" office:value="0.5997619013" calcext:value-type="float">
            <text:p>0.5997619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30]/[.D30])" office:value-type="float" office:value="365" calcext:value-type="float">
            <text:p>365</text:p>
          </table:table-cell>
          <table:table-cell office:value-type="float" office:value="2.28522125114627" calcext:value-type="float">
            <text:p>2.2852212511</text:p>
          </table:table-cell>
          <table:table-cell table:formula="of:=[.E10]*([.$G$19])" office:value-type="float" office:value="835.076923076923" calcext:value-type="float">
            <text:p>835.0769230769</text:p>
          </table:table-cell>
          <table:table-cell office:value-type="float" office:value="0.0260128495351776" calcext:value-type="float">
            <text:p>0.0260128495</text:p>
          </table:table-cell>
          <table:table-cell office:value-type="float" office:value="146.472718981688" calcext:value-type="float">
            <text:p>146.4727189817</text:p>
          </table:table-cell>
          <table:table-cell office:value-type="string" calcext:value-type="string">
            <text:p>[0,100]</text:p>
          </table:table-cell>
          <table:table-cell office:value-type="float" office:value="0.5997684019" calcext:value-type="float">
            <text:p>0.5997684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31]/[.D31])" office:value-type="float" office:value="17" calcext:value-type="float">
            <text:p>17</text:p>
          </table:table-cell>
          <table:table-cell office:value-type="float" office:value="4.38656653657762" calcext:value-type="float">
            <text:p>4.3865665366</text:p>
          </table:table-cell>
          <table:table-cell table:formula="of:=[.E11]*([.$G$19])" office:value-type="float" office:value="73.2" calcext:value-type="float">
            <text:p>73.2</text:p>
          </table:table-cell>
          <table:table-cell office:value-type="float" office:value="0.026663170773557" calcext:value-type="float">
            <text:p>0.0266631708</text:p>
          </table:table-cell>
          <table:table-cell office:value-type="float" office:value="274.538699624619" calcext:value-type="float">
            <text:p>274.5386996246</text:p>
          </table:table-cell>
          <table:table-cell office:value-type="string" calcext:value-type="string">
            <text:p>[0,100]</text:p>
          </table:table-cell>
          <table:table-cell office:value-type="float" office:value="0.5992518103" calcext:value-type="float">
            <text:p>0.5992518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[.E32]/[.D32])" office:value-type="float" office:value="2" calcext:value-type="float">
            <text:p>2</text:p>
          </table:table-cell>
          <table:table-cell office:value-type="float" office:value="1.95182012119838" calcext:value-type="float">
            <text:p>1.9518201212</text:p>
          </table:table-cell>
          <table:table-cell table:formula="of:=[.E12]*([.$G$19])" office:value-type="float" office:value="4.36923076923077" calcext:value-type="float">
            <text:p>4.3692307692</text:p>
          </table:table-cell>
          <table:table-cell office:value-type="float" office:value="0.00668901845190281" calcext:value-type="float">
            <text:p>0.0066890185</text:p>
          </table:table-cell>
          <table:table-cell office:value-type="float" office:value="488.242396652902" calcext:value-type="float">
            <text:p>488.2423966529</text:p>
          </table:table-cell>
          <table:table-cell office:value-type="string" calcext:value-type="string">
            <text:p>[0,100]</text:p>
          </table:table-cell>
          <table:table-cell office:value-type="float" office:value="0.5976430976" calcext:value-type="float">
            <text:p>0.5976430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OUND([.E33]/[.D33])" office:value-type="float" office:value="1" calcext:value-type="float">
            <text:p>1</text:p>
          </table:table-cell>
          <table:table-cell table:formula="of:=[.D13]*[.G19]" office:value-type="float" office:value="24.6153846153846" calcext:value-type="float">
            <text:p>24.6153846154</text:p>
          </table:table-cell>
          <table:table-cell table:formula="of:=[.E13]*([.$G$19])" office:value-type="float" office:value="24.6153846153846" calcext:value-type="float">
            <text:p>24.6153846154</text:p>
          </table:table-cell>
          <table:table-cell office:value-type="float" office:value="0.41286108333689" calcext:value-type="float">
            <text:p>0.4128610833</text:p>
          </table:table-cell>
          <table:table-cell office:value-type="float" office:value="1464.72718986486" calcext:value-type="float">
            <text:p>1464.7271898649</text:p>
          </table:table-cell>
          <table:table-cell office:value-type="string" calcext:value-type="string">
            <text:p>[0,100]</text:p>
          </table:table-cell>
          <table:table-cell office:value-type="float" office:value="0.600060006" calcext:value-type="float">
            <text:p>0.600060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7:43:03.114012000</meta:creation-date>
    <dc:date>2014-05-26T18:19:04.366378000</dc:date>
    <meta:editing-duration>PT5M39S</meta:editing-duration>
    <meta:editing-cycles>1</meta:editing-cycles>
    <meta:document-statistic meta:table-count="1" meta:cell-count="204" meta:object-count="0"/>
    <meta:generator>LibreOffice/4.1.3.2$MacOSX_x86 LibreOffice_project/70feb7d99726f064edab4605a8ab840c50ec57a</meta:generator>
  </office:meta>
</office:document-meta>
</file>